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54,163,591,695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48,589,100,043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44,766,722,790.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43,107,506,024.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49,997,186,439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48,415,657,264.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46,577,793,184.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51,583,869,785.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48,208,240,226.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50,567,734,886.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55,779,427,739.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48,067,401,207.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39,481,045,038.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36,206,395,970.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34,414,784,504.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29,634,713,641.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23,489,890,274.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20,876,309,970.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20,289,627,636.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22,711,384,311.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22,146,231,967.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20,763,101,740.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21,507,232,648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3:46:58.44695849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5T14:01:36.919961094</dc:date>
    <meta:editing-duration>PT5H53M38S</meta:editing-duration>
    <meta:editing-cycles>154</meta:editing-cycles>
    <meta:generator>LibreOffice/7.2.6.2$Linux_X86_64 LibreOffice_project/20$Build-2</meta:generator>
    <meta:document-statistic meta:table-count="1" meta:cell-count="48" meta:object-count="0"/>
  </office:meta>
</office:document-meta>
</file>